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1mm" fo:margin-left="0mm" table:align="left" fo:keep-with-next="always" style:writing-mode="lr-tb"/>
    </style:style>
    <style:style style:name="Table1.A" style:family="table-column">
      <style:table-column-properties style:column-width="41.28mm"/>
    </style:style>
    <style:style style:name="Table1.A1" style:family="table-cell">
      <style:table-cell-properties style:vertical-align="top" fo:padding="1.76mm" fo:border="1pt solid #000000"/>
    </style:style>
    <style:style style:name="Table2" style:family="table">
      <style:table-properties style:width="165.1mm" fo:margin-left="0mm" table:align="left" fo:keep-with-next="always" style:writing-mode="lr-tb"/>
    </style:style>
    <style:style style:name="Table2.A" style:family="table-column">
      <style:table-column-properties style:column-width="41.28mm"/>
    </style:style>
    <style:style style:name="Table2.A1" style:family="table-cell">
      <style:table-cell-properties style:vertical-align="top" fo:padding="1.76mm" fo:border="1pt solid #000000"/>
    </style:style>
    <style:style style:name="P1"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081beb"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081beb"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f7f8" officeooo:paragraph-rsid="00081beb"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081beb"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bold" officeooo:paragraph-rsid="00081beb"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rsid="001cf7f8" officeooo:paragraph-rsid="00081beb"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officeooo:paragraph-rsid="00081beb"/>
    </style:style>
    <style:style style:name="P8"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 fo:font-size="11pt" fo:font-style="normal" style:text-underline-style="none" fo:font-weight="normal" officeooo:rsid="001cf7f8" officeooo:paragraph-rsid="00081beb"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 fo:font-size="11pt" fo:font-style="normal" style:text-underline-style="none" fo:font-weight="normal" officeooo:paragraph-rsid="00081beb"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top="0mm" fo:margin-bottom="0mm" loext:contextual-spacing="false" fo:line-height="100%" fo:break-before="auto" fo:break-after="auto" style:writing-mode="lr-tb"/>
      <style:text-properties fo:font-size="10pt" style:font-size-asian="10pt" style:font-size-complex="10pt"/>
    </style:style>
    <style:style style:name="P11" style:family="paragraph" style:parent-style-name="Text_20_body">
      <style:text-properties officeooo:rsid="008bc7d4" officeooo:paragraph-rsid="00081beb"/>
    </style:style>
    <style:style style:name="P12" style:family="paragraph" style:parent-style-name="Text_20_body">
      <style:text-properties officeooo:rsid="00a9a048" officeooo:paragraph-rsid="00081beb"/>
    </style:style>
    <style:style style:name="P13" style:family="paragraph" style:parent-style-name="Text_20_body" style:list-style-name="L3">
      <style:text-properties officeooo:rsid="0016d301" officeooo:paragraph-rsid="00081beb"/>
    </style:style>
    <style:style style:name="P14" style:family="paragraph" style:parent-style-name="Text_20_body">
      <style:text-properties officeooo:rsid="0016d301" officeooo:paragraph-rsid="00081beb"/>
    </style:style>
    <style:style style:name="P15" style:family="paragraph" style:parent-style-name="Text_20_body" style:list-style-name="L3">
      <style:text-properties officeooo:paragraph-rsid="00081beb"/>
    </style:style>
    <style:style style:name="P16" style:family="paragraph" style:parent-style-name="Text_20_body">
      <style:text-properties fo:font-style="italic" officeooo:rsid="001ca231" officeooo:paragraph-rsid="00081beb" style:font-style-asian="italic" style:font-style-complex="italic"/>
    </style:style>
    <style:style style:name="P17" style:family="paragraph" style:parent-style-name="Text_20_body">
      <style:text-properties fo:font-style="italic" officeooo:paragraph-rsid="00081beb" style:font-style-asian="italic" style:font-style-complex="italic"/>
    </style:style>
    <style:style style:name="P18" style:family="paragraph" style:parent-style-name="Text_20_body" style:list-style-name="L9">
      <style:text-properties fo:font-style="normal" officeooo:rsid="00180db4" officeooo:paragraph-rsid="00081beb" style:font-style-asian="normal" style:font-style-complex="normal"/>
    </style:style>
    <style:style style:name="P19" style:family="paragraph" style:parent-style-name="Text_20_body">
      <style:text-properties fo:font-style="normal" officeooo:rsid="00180db4" officeooo:paragraph-rsid="00081beb" style:font-style-asian="normal" style:font-style-complex="normal"/>
    </style:style>
    <style:style style:name="P20" style:family="paragraph" style:parent-style-name="Text_20_body" style:list-style-name="L9">
      <style:text-properties fo:font-style="normal" officeooo:rsid="001bbabb" officeooo:paragraph-rsid="00081beb" style:font-style-asian="normal" style:font-style-complex="normal"/>
    </style:style>
    <style:style style:name="P21" style:family="paragraph" style:parent-style-name="Text_20_body">
      <style:text-properties fo:font-style="normal" officeooo:rsid="002e6c90" officeooo:paragraph-rsid="00081beb" style:font-style-asian="normal" style:font-style-complex="normal"/>
    </style:style>
    <style:style style:name="P22" style:family="paragraph" style:parent-style-name="Text_20_body">
      <style:text-properties fo:font-style="normal" officeooo:rsid="001ca231" officeooo:paragraph-rsid="00081beb" style:font-style-asian="normal" style:font-style-complex="normal"/>
    </style:style>
    <style:style style:name="P23" style:family="paragraph" style:parent-style-name="Text_20_body">
      <style:text-properties fo:font-style="normal" officeooo:rsid="001ebe98" officeooo:paragraph-rsid="00081beb" style:font-style-asian="normal" style:font-style-complex="normal"/>
    </style:style>
    <style:style style:name="P24" style:family="paragraph" style:parent-style-name="Text_20_body">
      <style:text-properties fo:font-style="normal" officeooo:rsid="0020bc07" officeooo:paragraph-rsid="00081beb" style:font-style-asian="normal" style:font-style-complex="normal"/>
    </style:style>
    <style:style style:name="P25" style:family="paragraph" style:parent-style-name="Text_20_body">
      <style:text-properties fo:font-style="normal" officeooo:rsid="00235f4e" officeooo:paragraph-rsid="00081beb" style:font-style-asian="normal" style:font-style-complex="normal"/>
    </style:style>
    <style:style style:name="P26" style:family="paragraph" style:parent-style-name="Text_20_body">
      <style:text-properties fo:font-style="normal" officeooo:rsid="002cadd9" officeooo:paragraph-rsid="00081beb" style:font-style-asian="normal" style:font-style-complex="normal"/>
    </style:style>
    <style:style style:name="P27" style:family="paragraph" style:parent-style-name="Text_20_body" style:list-style-name="L10">
      <style:text-properties fo:font-style="normal" officeooo:rsid="002f8ee0" officeooo:paragraph-rsid="00081beb" style:font-style-asian="normal" style:font-style-complex="normal"/>
    </style:style>
    <style:style style:name="P28" style:family="paragraph" style:parent-style-name="Text_20_body">
      <style:text-properties fo:font-style="normal" officeooo:rsid="002f8ee0" officeooo:paragraph-rsid="00081beb" style:font-style-asian="normal" style:font-style-complex="normal"/>
    </style:style>
    <style:style style:name="P29" style:family="paragraph" style:parent-style-name="Text_20_body" style:list-style-name="L10">
      <style:text-properties fo:font-style="normal" officeooo:rsid="003011ab" officeooo:paragraph-rsid="00081beb" style:font-style-asian="normal" style:font-style-complex="normal"/>
    </style:style>
    <style:style style:name="P30" style:family="paragraph" style:parent-style-name="Text_20_body" style:list-style-name="L12">
      <style:text-properties fo:font-style="normal" officeooo:rsid="003011ab" officeooo:paragraph-rsid="00081beb" style:font-style-asian="normal" style:font-style-complex="normal"/>
    </style:style>
    <style:style style:name="P31" style:family="paragraph" style:parent-style-name="Text_20_body">
      <style:text-properties fo:font-style="normal" officeooo:rsid="003011ab" officeooo:paragraph-rsid="00081beb" style:font-style-asian="normal" style:font-style-complex="normal"/>
    </style:style>
    <style:style style:name="P32" style:family="paragraph" style:parent-style-name="Text_20_body" style:list-style-name="L11">
      <style:text-properties fo:font-style="normal" officeooo:rsid="002bea70" officeooo:paragraph-rsid="00081beb" style:font-style-asian="normal" style:font-style-complex="normal"/>
    </style:style>
    <style:style style:name="P33" style:family="paragraph" style:parent-style-name="Text_20_body">
      <style:text-properties fo:font-style="normal" officeooo:paragraph-rsid="00081beb" style:font-style-asian="normal" style:font-style-complex="normal"/>
    </style:style>
    <style:style style:name="P34" style:family="paragraph" style:parent-style-name="Text_20_body" style:list-style-name="L11">
      <style:text-properties fo:font-style="normal" fo:font-weight="bold" officeooo:rsid="002c334f" officeooo:paragraph-rsid="00081beb" style:font-style-asian="normal" style:font-weight-asian="bold" style:font-style-complex="normal" style:font-weight-complex="bold"/>
    </style:style>
    <style:style style:name="P35" style:family="paragraph" style:parent-style-name="Text_20_body" style:list-style-name="L12">
      <style:text-properties officeooo:rsid="003011ab" officeooo:paragraph-rsid="00081beb"/>
    </style:style>
    <style:style style:name="P36" style:family="paragraph" style:parent-style-name="Text_20_body" style:list-style-name="L13">
      <style:text-properties officeooo:rsid="003c4854" officeooo:paragraph-rsid="00081beb"/>
    </style:style>
    <style:style style:name="P37" style:family="paragraph" style:parent-style-name="Text_20_body">
      <style:text-properties officeooo:rsid="003c4854" officeooo:paragraph-rsid="00081beb"/>
    </style:style>
    <style:style style:name="P38" style:family="paragraph" style:parent-style-name="Text_20_body" style:list-style-name="L13">
      <style:text-properties officeooo:rsid="003d129e" officeooo:paragraph-rsid="00081beb"/>
    </style:style>
    <style:style style:name="P39" style:family="paragraph" style:parent-style-name="Text_20_body">
      <style:text-properties officeooo:rsid="003d129e" officeooo:paragraph-rsid="00081beb"/>
    </style:style>
    <style:style style:name="P40" style:family="paragraph" style:parent-style-name="Text_20_body" style:list-style-name="L14">
      <style:text-properties officeooo:rsid="003d97c5" officeooo:paragraph-rsid="00081beb"/>
    </style:style>
    <style:style style:name="P41" style:family="paragraph" style:parent-style-name="Text_20_body">
      <style:text-properties officeooo:rsid="003d97c5" officeooo:paragraph-rsid="00081beb"/>
    </style:style>
    <style:style style:name="P42" style:family="paragraph" style:parent-style-name="Text_20_body" style:list-style-name="L14">
      <style:text-properties officeooo:rsid="003ecd09" officeooo:paragraph-rsid="00081beb"/>
    </style:style>
    <style:style style:name="P43" style:family="paragraph" style:parent-style-name="Heading_20_3">
      <style:text-properties officeooo:paragraph-rsid="00081beb"/>
    </style:style>
    <style:style style:name="P44" style:family="paragraph" style:parent-style-name="Table">
      <style:text-properties officeooo:paragraph-rsid="00081beb"/>
    </style:style>
    <style:style style:name="P45" style:family="paragraph" style:parent-style-name="Footnote">
      <style:text-properties officeooo:rsid="003d129e" officeooo:paragraph-rsid="003d129e"/>
    </style:style>
    <style:style style:name="P46" style:family="paragraph" style:parent-style-name="Heading_20_2">
      <style:text-properties officeooo:paragraph-rsid="00081beb"/>
    </style:style>
    <style:style style:name="P47" style:family="paragraph" style:parent-style-name="Heading_20_1">
      <style:text-properties officeooo:paragraph-rsid="00081beb"/>
    </style:style>
    <style:style style:name="P4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419ef2" style:font-style-asian="normal" style:font-style-complex="normal"/>
    </style:style>
    <style:style style:name="T3" style:family="text">
      <style:text-properties fo:font-style="normal" officeooo:rsid="008ce22a" style:font-style-asian="normal" style:font-style-complex="normal"/>
    </style:style>
    <style:style style:name="T4" style:family="text">
      <style:text-properties fo:font-style="normal" officeooo:rsid="00a1f3f9" style:font-style-asian="normal" style:font-style-complex="normal"/>
    </style:style>
    <style:style style:name="T5" style:family="text">
      <style:text-properties fo:font-style="normal" officeooo:rsid="0051762b" style:font-style-asian="normal" style:font-style-complex="normal"/>
    </style:style>
    <style:style style:name="T6" style:family="text">
      <style:text-properties fo:font-style="normal" officeooo:rsid="003d97c5" style:font-style-asian="normal" style:font-style-complex="normal"/>
    </style:style>
    <style:style style:name="T7" style:family="text">
      <style:text-properties fo:font-style="normal" officeooo:rsid="003ecd09" style:font-style-asian="normal" style:font-style-complex="normal"/>
    </style:style>
    <style:style style:name="T8" style:family="text">
      <style:text-properties fo:font-style="normal" officeooo:rsid="004eaed8" style:font-style-asian="normal" style:font-style-complex="normal"/>
    </style:style>
    <style:style style:name="T9" style:family="text">
      <style:text-properties fo:font-style="normal" officeooo:rsid="003d129e" style:font-style-asian="normal" style:font-style-complex="normal"/>
    </style:style>
    <style:style style:name="T10" style:family="text">
      <style:text-properties officeooo:rsid="003d97c5"/>
    </style:style>
    <style:style style:name="T11" style:family="text">
      <style:text-properties officeooo:rsid="005a07b4"/>
    </style:style>
    <style:style style:name="T12" style:family="text">
      <style:text-properties officeooo:rsid="00a01151"/>
    </style:style>
    <style:style style:name="T13" style:family="text">
      <style:text-properties officeooo:rsid="001cf7f8"/>
    </style:style>
    <style:style style:name="T14" style:family="text">
      <style:text-properties fo:font-weight="bold" style:font-weight-asian="bold" style:font-weight-complex="bold"/>
    </style:style>
    <style:style style:name="T15" style:family="text">
      <style:text-properties fo:font-weight="bold" officeooo:rsid="0016d301" style:font-weight-asian="bold" style:font-weight-complex="bold"/>
    </style:style>
    <style:style style:name="T16" style:family="text">
      <style:text-properties fo:font-weight="bold" officeooo:rsid="002c334f" style:font-weight-asian="bold" style:font-weight-complex="bold"/>
    </style:style>
    <style:style style:name="T17" style:family="text">
      <style:text-properties fo:font-weight="bold" officeooo:rsid="007d7606" style:font-weight-asian="bold" style:font-weight-complex="bold"/>
    </style:style>
    <style:style style:name="T18" style:family="text">
      <style:text-properties fo:font-weight="bold" officeooo:rsid="00a1f3f9" style:font-weight-asian="bold" style:font-weight-complex="bold"/>
    </style:style>
    <style:style style:name="T19" style:family="text">
      <style:text-properties fo:font-weight="bold" officeooo:rsid="005d4f72" style:font-weight-asian="bold" style:font-weight-complex="bold"/>
    </style:style>
    <style:style style:name="T20" style:family="text">
      <style:text-properties officeooo:rsid="001ebe98"/>
    </style:style>
    <style:style style:name="T21" style:family="text">
      <style:text-properties officeooo:rsid="0016d301"/>
    </style:style>
    <style:style style:name="T2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3" style:family="text">
      <style:text-properties officeooo:rsid="00970c60"/>
    </style:style>
    <style:style style:name="T24" style:family="text">
      <style:text-properties officeooo:rsid="0018e0ad"/>
    </style:style>
    <style:style style:name="T25" style:family="text">
      <style:text-properties officeooo:rsid="001ca231"/>
    </style:style>
    <style:style style:name="T26" style:family="text">
      <style:text-properties fo:font-style="italic" style:font-style-asian="italic" style:font-style-complex="italic"/>
    </style:style>
    <style:style style:name="T27" style:family="text">
      <style:text-properties fo:font-style="italic" officeooo:rsid="001ca231" style:font-style-asian="italic" style:font-style-complex="italic"/>
    </style:style>
    <style:style style:name="T28" style:family="text">
      <style:text-properties fo:font-style="italic" officeooo:rsid="003d97c5" style:font-style-asian="italic" style:font-style-complex="italic"/>
    </style:style>
    <style:style style:name="T29" style:family="text">
      <style:text-properties officeooo:rsid="0056ca12"/>
    </style:style>
    <style:style style:name="T30" style:family="text">
      <style:text-properties officeooo:rsid="0020bc07"/>
    </style:style>
    <style:style style:name="T31" style:family="text">
      <style:text-properties officeooo:rsid="00a08b6d"/>
    </style:style>
    <style:style style:name="T32" style:family="text">
      <style:text-properties officeooo:rsid="00235f4e"/>
    </style:style>
    <style:style style:name="T33" style:family="text">
      <style:text-properties officeooo:rsid="00253c69"/>
    </style:style>
    <style:style style:name="T34" style:family="text">
      <style:text-properties officeooo:rsid="002e6c90"/>
    </style:style>
    <style:style style:name="T35" style:family="text">
      <style:text-properties officeooo:rsid="008ce22a"/>
    </style:style>
    <style:style style:name="T36" style:family="text">
      <style:text-properties officeooo:rsid="002f8ee0"/>
    </style:style>
    <style:style style:name="T37" style:family="text">
      <style:text-properties officeooo:rsid="003011ab"/>
    </style:style>
    <style:style style:name="T38" style:family="text">
      <style:text-properties officeooo:rsid="002bea70"/>
    </style:style>
    <style:style style:name="T39" style:family="text">
      <style:text-properties officeooo:rsid="00a1f3f9"/>
    </style:style>
    <style:style style:name="T40" style:family="text">
      <style:text-properties officeooo:rsid="005d4f72"/>
    </style:style>
    <style:style style:name="T41" style:family="text">
      <style:text-properties officeooo:rsid="002c334f"/>
    </style:style>
    <style:style style:name="T42" style:family="text">
      <style:text-properties officeooo:rsid="007d7606"/>
    </style:style>
    <style:style style:name="T43" style:family="text">
      <style:text-properties officeooo:rsid="003d129e"/>
    </style:style>
    <style:style style:name="T44" style:family="text">
      <style:text-properties officeooo:rsid="003ecd09"/>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span text:style-name="T10">3. </text:span>Material and methods</text:h>
      <text:p text:style-name="P12">In this section we introduce the empirical data, the experiment protocol and the simulation model we use in the experiment. </text:p>
      <text:h text:style-name="P46" text:outline-level="2"><text:bookmark-start text:name="__RefHeading___Toc24351_308376349"/><text:span text:style-name="T11">3.1. </text:span>Empirical data<text:bookmark-end text:name="__RefHeading___Toc24351_308376349"/></text:h>
      <text:p text:style-name="P14">We examine data from three real-world online communities. All three use the same software (Drupal 7), are roughly comparable in size and are used by practitioners and interested citizens to <text:span text:style-name="T12">publicly </text:span>discuss <text:span text:style-name="T12">issues that have a collective dimension</text:span>. <text:span text:style-name="T13">They are modeled as interaction networks, in which nodes are registered users and edges represent comments. The presence of an edge from Alice to Bob indicates that Alice has commented content authored by Bob at least once. The resulting graphs are directed (“Alice comments Bob” is not equivalent to “Bob comments Alice” and weighted (Alice can write multiple comments to Bob's content; the edge's weight is equal to the number of comments written).</text:span> Table 1 presents some descriptive statistics about them. </text:p>
      <text:list xml:id="list5180356316152353798" text:style-name="L3">
        <text:list-item>
          <text:p text:style-name="P13"><text:span text:style-name="T14">InnovatoriPA</text:span> is a community of (mostly) Italian civil servants discussing how to introduce and foster innovation in the public sector. <text:span text:style-name="T20">It does not employ any special onboarding or moderation policy.</text:span></text:p>
        </text:list-item>
        <text:list-item>
          <text:p text:style-name="P13"><text:span text:style-name="T14">Edgeryders</text:span> is a community of (mostly) European citizens, discussing public policy issues from the perspective of grassroot activism and social innovation. <text:span text:style-name="T20">It adopts a policy of onboarding new members.</text:span></text:p>
        </text:list-item>
        <text:list-item>
          <text:p text:style-name="P15"><text:span text:style-name="T15">Matera 2019</text:span><text:span text:style-name="T21"> is a community of (mostly) citizens of the Italian city of Matera and the surrounding region, discussing the city's policies as it made a bid to be appointed European Capital of Culture 2019. It adopts a policy of onboarding new members.</text:span></text:p>
        </text:list-item>
      </text:list>
      <text:p text:style-name="P17"/>
      <table:table table:name="Table1" table:style-name="Table1">
        <table:table-column table:style-name="Table1.A" table:number-columns-repeated="4"/>
        <text:soft-page-break/>
        <table:table-row>
          <table:table-cell table:style-name="Table1.A1" office:value-type="string">
            <text:p text:style-name="P1"/>
          </table:table-cell>
          <table:table-cell table:style-name="Table1.A1" office:value-type="string">
            <text:p text:style-name="P4">Innovatori PA</text:p>
            <text:p text:style-name="P1">“no special policy”</text:p>
          </table:table-cell>
          <table:table-cell table:style-name="Table1.A1" office:value-type="string">
            <text:p text:style-name="P4">Edgeryders</text:p>
            <text:p text:style-name="P1">“onboard new users”</text:p>
          </table:table-cell>
          <table:table-cell table:style-name="Table1.A1" office:value-type="string">
            <text:p text:style-name="P4">Matera2019 </text:p>
            <text:p text:style-name="P1">“onboard new users”</text:p>
          </table:table-cell>
        </table:table-row>
        <table:table-row>
          <table:table-cell table:style-name="Table1.A1" office:value-type="string">
            <text:p text:style-name="P1">In existence since</text:p>
          </table:table-cell>
          <table:table-cell table:style-name="Table1.A1" office:value-type="string">
            <text:p text:style-name="P1">December 2008</text:p>
          </table:table-cell>
          <table:table-cell table:style-name="Table1.A1" office:value-type="string">
            <text:p text:style-name="P1">October 2011</text:p>
          </table:table-cell>
          <table:table-cell table:style-name="Table1.A1" office:value-type="string">
            <text:p text:style-name="P1">March 2013</text:p>
          </table:table-cell>
        </table:table-row>
        <table:table-row>
          <table:table-cell table:style-name="Table1.A1" office:value-type="string">
            <text:p text:style-name="P1">Accounts created</text:p>
          </table:table-cell>
          <table:table-cell table:style-name="Table1.A1" office:value-type="string">
            <text:p text:style-name="P1">10,815</text:p>
          </table:table-cell>
          <table:table-cell table:style-name="Table1.A1" office:value-type="string">
            <text:p text:style-name="P1">2,419</text:p>
          </table:table-cell>
          <table:table-cell table:style-name="Table1.A1" office:value-type="string">
            <text:p text:style-name="P1">512</text:p>
          </table:table-cell>
        </table:table-row>
        <table:table-row>
          <table:table-cell table:style-name="Table1.A1" office:value-type="string">
            <text:p text:style-name="P1">Active participants (nodes)</text:p>
          </table:table-cell>
          <table:table-cell table:style-name="Table1.A1" office:value-type="string">
            <text:p text:style-name="P1">619</text:p>
          </table:table-cell>
          <table:table-cell table:style-name="Table1.A1" office:value-type="string">
            <text:p text:style-name="P1">596</text:p>
          </table:table-cell>
          <table:table-cell table:style-name="Table1.A1" office:value-type="string">
            <text:p text:style-name="P1">198</text:p>
          </table:table-cell>
        </table:table-row>
        <table:table-row>
          <table:table-cell table:style-name="Table1.A1" office:value-type="string">
            <text:p text:style-name="P1">Number of edges <text:span text:style-name="T12">(weighted)</text:span></text:p>
          </table:table-cell>
          <table:table-cell table:style-name="Table1.A1" office:value-type="string">
            <text:p text:style-name="P1">1,241</text:p>
          </table:table-cell>
          <table:table-cell table:style-name="Table1.A1" office:value-type="string">
            <text:p text:style-name="P1">4,073</text:p>
          </table:table-cell>
          <table:table-cell table:style-name="Table1.A1" office:value-type="string">
            <text:p text:style-name="P1">883</text:p>
          </table:table-cell>
        </table:table-row>
        <table:table-row>
          <table:table-cell table:style-name="Table1.A1" office:value-type="string">
            <text:p text:style-name="P7"><text:span text:style-name="T22">Average distance</text:span><text:note text:id="ftn3" text:note-class="footnote"><text:note-citation>1</text:note-citation><text:note-body><text:p text:style-name="P10"><text:s/>The average distance of a network is the number of steps it takes to go from a node in the network to another, averaged across all start nodes and all destination nodes. This concept was made popular by the famous “Six degrees of separation” experiment conducted by Stanley Milgram in the 1960s [3<text:span text:style-name="T23">6</text:span>].</text:p></text:note-body></text:note></text:p>
          </table:table-cell>
          <table:table-cell table:style-name="Table1.A1" office:value-type="string">
            <text:p text:style-name="P1">3.77</text:p>
          </table:table-cell>
          <table:table-cell table:style-name="Table1.A1" office:value-type="string">
            <text:p text:style-name="P1">2.34</text:p>
          </table:table-cell>
          <table:table-cell table:style-name="Table1.A1" office:value-type="string">
            <text:p text:style-name="P1">2.51</text:p>
          </table:table-cell>
        </table:table-row>
        <table:table-row>
          <table:table-cell table:style-name="Table1.A1" office:value-type="string">
            <text:p text:style-name="P1">Maximum degree</text:p>
          </table:table-cell>
          <table:table-cell table:style-name="Table1.A1" office:value-type="string">
            <text:p text:style-name="P1">155</text:p>
          </table:table-cell>
          <table:table-cell table:style-name="Table1.A1" office:value-type="string">
            <text:p text:style-name="P1">238</text:p>
          </table:table-cell>
          <table:table-cell table:style-name="Table1.A1" office:value-type="string">
            <text:p text:style-name="P1">46</text:p>
          </table:table-cell>
        </table:table-row>
        <table:table-row>
          <table:table-cell table:style-name="Table1.A1" office:value-type="string">
            <text:p text:style-name="P1">Average degree</text:p>
          </table:table-cell>
          <table:table-cell table:style-name="Table1.A1" office:value-type="string">
            <text:p text:style-name="P1">2.033</text:p>
          </table:table-cell>
          <table:table-cell table:style-name="Table1.A1" office:value-type="string">
            <text:p text:style-name="P1">6.798</text:p>
          </table:table-cell>
          <table:table-cell table:style-name="Table1.A1" office:value-type="string">
            <text:p text:style-name="P1">4.454</text:p>
          </table:table-cell>
        </table:table-row>
        <table:table-row>
          <table:table-cell table:style-name="Table1.A1" office:value-type="string">
            <text:p text:style-name="P1">Share of nodes with inDegree = 0</text:p>
          </table:table-cell>
          <table:table-cell table:style-name="Table1.A1" office:value-type="string">
            <text:p text:style-name="P1">0.657</text:p>
          </table:table-cell>
          <table:table-cell table:style-name="Table1.A1" office:value-type="string">
            <text:p text:style-name="P1">0.138</text:p>
          </table:table-cell>
          <table:table-cell table:style-name="Table1.A1" office:value-type="string">
            <text:p text:style-name="P1">0.227</text:p>
          </table:table-cell>
        </table:table-row>
        <table:table-row>
          <table:table-cell table:style-name="Table1.A1" office:value-type="string">
            <text:p text:style-name="P1">Share of nodes with inDegree = 1</text:p>
          </table:table-cell>
          <table:table-cell table:style-name="Table1.A1" office:value-type="string">
            <text:p text:style-name="P1">0.141</text:p>
          </table:table-cell>
          <table:table-cell table:style-name="Table1.A1" office:value-type="string">
            <text:p text:style-name="P1">0.159</text:p>
          </table:table-cell>
          <table:table-cell table:style-name="Table1.A1" office:value-type="string">
            <text:p text:style-name="P1">0.182</text:p>
          </table:table-cell>
        </table:table-row>
        <table:table-row>
          <table:table-cell table:style-name="Table1.A1" office:value-type="string">
            <text:p text:style-name="P1">Share of nodes with inDegree = 2</text:p>
          </table:table-cell>
          <table:table-cell table:style-name="Table1.A1" office:value-type="string">
            <text:p text:style-name="P1">0.065</text:p>
          </table:table-cell>
          <table:table-cell table:style-name="Table1.A1" office:value-type="string">
            <text:p text:style-name="P1">0.125</text:p>
          </table:table-cell>
          <table:table-cell table:style-name="Table1.A1" office:value-type="string">
            <text:p text:style-name="P1">0.121</text:p>
          </table:table-cell>
        </table:table-row>
        <table:table-row>
          <table:table-cell table:style-name="Table1.A1" office:value-type="string">
            <text:p text:style-name="P1">Share of nodes with inDegree &gt; 2</text:p>
          </table:table-cell>
          <table:table-cell table:style-name="Table1.A1" office:value-type="string">
            <text:p text:style-name="P1">0.137</text:p>
          </table:table-cell>
          <table:table-cell table:style-name="Table1.A1" office:value-type="string">
            <text:p text:style-name="P1">0.579</text:p>
          </table:table-cell>
          <table:table-cell table:style-name="Table1.A1" office:value-type="string">
            <text:p text:style-name="P1">0.470</text:p>
          </table:table-cell>
        </table:table-row>
      </table:table>
      <text:p text:style-name="P44">Table <text:sequence text:ref-name="refTable0" text:name="Table" text:formula="ooow:Table+1" style:num-format="1">1</text:sequence>: Comparing interaction networks three online communities</text:p>
      <text:p text:style-name="P33"/>
      <text:p text:style-name="P19">We fit power laws in-degree distributions of these three online communities, as of early December 2014. Next, we tested the hypothesis that degree distributions follow a power law, as predicted by the theory. This was done in the following way:</text:p>
      <text:list xml:id="list3270244177083711033" text:style-name="L9">
        <text:list-item>
          <text:p text:style-name="P18">first, we fit<text:span text:style-name="T12">ted</text:span> power functions to the entire support of each in-degree distribution, i.e. for any degree greater than or equal to 1. </text:p>
        </text:list-item>
        <text:list-item>
          <text:p text:style-name="P18">next, we fit<text:span text:style-name="T12">ted</text:span> power functions to the right tail of each in-degree distribution, i.e. for any degree greater than or equal to<draw:frame draw:style-name="fr1" draw:name="Object1" text:anchor-type="as-char" svg:y="-3.77mm" svg:width="8.1mm" svg:height="5.31mm" draw:z-index="0"><draw:object xlink:href="./Object 3" xlink:type="simple" xlink:show="embed" xlink:actuate="onLoad"/><draw:image xlink:href="./ObjectReplacements/Object 3" xlink:type="simple" xlink:show="embed" xlink:actuate="onLoad"/><svg:desc>formula</svg:desc></draw:frame>, <text:span text:style-name="T24">where </text:span><text:span text:style-name="T24"><draw:frame draw:style-name="fr1" draw:name="Object3" text:anchor-type="as-char" svg:y="-3.77mm" svg:width="8.1mm" svg:height="5.31mm" draw:z-index="1"><draw:object xlink:href="./Object 4" xlink:type="simple" xlink:show="embed" xlink:actuate="onLoad"/><draw:image xlink:href="./ObjectReplacements/Object 4" xlink:type="simple" xlink:show="embed" xlink:actuate="onLoad"/><svg:desc>formula</svg:desc></draw:frame></text:span><text:span text:style-name="T24">is the degree that minimizes the Kolmogorov-Smirnov distance between the fitted function and the data with in-degree </text:span><text:span text:style-name="T24"><draw:frame draw:style-name="fr1" draw:name="Object4" text:anchor-type="as-char" svg:y="-3.77mm" svg:width="13.88mm" svg:height="5.33mm" draw:z-index="2"><draw:object xlink:href="./Object 5" xlink:type="simple" xlink:show="embed" xlink:actuate="onLoad"/><draw:image xlink:href="./ObjectReplacements/Object 5" xlink:type="simple" xlink:show="embed" xlink:actuate="onLoad"/><svg:desc>formula</svg:desc></draw:frame></text:span><text:span text:style-name="T24">.</text:span></text:p>
        </text:list-item>
        <text:list-item>
          <text:p text:style-name="P20">finally, we ran goodness-of-fit tests for each in-degree distribution and for fitted power functions as described in both 1 and 2. <text:span text:style-name="T25">The null hypothesis tested is that the observed distribution is generated by a power function with exponent</text:span><text:span text:style-name="T25"><draw:frame draw:style-name="fr1" draw:name="Object5" text:anchor-type="as-char" svg:y="-2.15mm" svg:width="4.82mm" svg:height="2.42mm" draw:z-index="3"><draw:object xlink:href="./Object 6" xlink:type="simple" xlink:show="embed" xlink:actuate="onLoad"/><draw:image xlink:href="./ObjectReplacements/Object 6" xlink:type="simple" xlink:show="embed" xlink:actuate="onLoad"/><svg:desc>formula</svg:desc></draw:frame></text:span><text:span text:style-name="T25">. </text:span>We used <text:span text:style-name="T25">a</text:span> test <text:span text:style-name="T25">based on comparing the Kolmogorov-Smirnov </text:span><text:span text:style-name="T27">D</text:span><text:span text:style-name="T25"> statistic of the observed distribution with those of a large number of synthetic datasets drawn by the fitted power function. Such comparison is </text:span><text:soft-page-break/><text:span text:style-name="T25">summarized in a p-value, that indicates the probability of the </text:span><text:span text:style-name="T27">D</text:span><text:span text:style-name="T25"> statistic to exceed the observed value conditional to the null hypothesis being true. Observing p-values close to 1 indicate that the power function is a good fit for the data, and do not allow rejection of the null hypothesis; p-values close to zero indicate that the power function is a bad fit for the data, and lead to to reject the null hypothesis. The rejection value is set, conservatively, at 0.1. <text:s/>The method we followed is borrowed from Clauset, Shalizi and Newman [10] and is described in detail in the Appendix. </text:span></text:p>
        </text:list-item>
      </text:list>
      <text:p text:style-name="P21">We emphasize in-degree, as opposed to out-degree, for the following reason. The Barabási-Albert model and many of its extensions [<text:span text:style-name="T29">16</text:span>] have been applied to undirected as well as to directed network. However, directedness is implicit in the idea of preferential attachment. When networks are directed, it is reasonable to expect the in-degree distribution to be the one to follow a power law. This expectation has been confirmed by empirical investigation [<text:span text:style-name="T29">19</text:span>], supporting the conjecture that some preferential attachment is present in many in online conversation networks. As new members join, many of them will reach out to someone, and it seems to make sense that they will target highly connected individuals more. </text:p>
      <text:p text:style-name="P22">Results are summarized in Table 2. </text:p>
      <table:table table:name="Table2" table:style-name="Table2">
        <table:table-column table:style-name="Table2.A" table:number-columns-repeated="4"/>
        <table:table-row>
          <table:table-cell table:style-name="Table2.A1" office:value-type="string">
            <text:p text:style-name="P2"/>
          </table:table-cell>
          <table:table-cell table:style-name="Table2.A1" office:value-type="string">
            <text:p text:style-name="P6"><draw:frame draw:style-name="fr1" draw:name="Object7" text:anchor-type="as-char" svg:y="-2.15mm" svg:width="4.82mm" svg:height="2.42mm" draw:z-index="4"><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2"><draw:frame draw:style-name="fr1" draw:name="Object6" text:anchor-type="as-char" svg:y="-3.77mm" svg:width="8.1mm" svg:height="5.31mm" draw:z-index="5"><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p-value</text:p>
          </table:table-cell>
        </table:table-row>
        <table:table-row>
          <table:table-cell table:style-name="Table2.A1" office:value-type="string">
            <text:p text:style-name="P5">Innovatori PA</text:p>
            <text:p text:style-name="P8"><draw:frame draw:style-name="fr1" draw:name="Object11" text:anchor-type="as-char" svg:y="-3.77mm" svg:width="9.9mm" svg:height="4.69mm" draw:z-index="6"><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3">1.611</text:p>
          </table:table-cell>
          <table:table-cell table:style-name="Table2.A1" office:value-type="string">
            <text:p text:style-name="P3">1</text:p>
          </table:table-cell>
          <table:table-cell table:style-name="Table2.A1" office:value-type="string">
            <text:p text:style-name="P3">0.21</text:p>
          </table:table-cell>
        </table:table-row>
        <table:table-row>
          <table:table-cell table:style-name="Table2.A1" office:value-type="string">
            <text:p text:style-name="P5">Innovatori PA</text:p>
            <text:p text:style-name="P9"><draw:frame draw:style-name="fr1" draw:name="Object8" text:anchor-type="as-char" svg:y="-3.77mm" svg:width="13.88mm" svg:height="5.33mm" draw:z-index="7"><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1.834</text:p>
          </table:table-cell>
          <table:table-cell table:style-name="Table2.A1" office:value-type="string">
            <text:p text:style-name="P3">2</text:p>
          </table:table-cell>
          <table:table-cell table:style-name="Table2.A1" office:value-type="string">
            <text:p text:style-name="P3">0.76</text:p>
          </table:table-cell>
        </table:table-row>
        <table:table-row>
          <table:table-cell table:style-name="Table2.A1" office:value-type="string">
            <text:p text:style-name="P5">Edgeryders</text:p>
            <text:p text:style-name="P9"><draw:frame draw:style-name="fr1" draw:name="Object12" text:anchor-type="as-char" svg:y="-3.77mm" svg:width="9.9mm" svg:height="4.69mm" draw:z-index="8"><draw:object xlink:href="./Object 11" xlink:type="simple" xlink:show="embed" xlink:actuate="onLoad"/><draw:image xlink:href="./ObjectReplacements/Object 11" xlink:type="simple" xlink:show="embed" xlink:actuate="onLoad"/><svg:desc>formula</svg:desc></draw:frame></text:p>
          </table:table-cell>
          <table:table-cell table:style-name="Table2.A1" office:value-type="string">
            <text:p text:style-name="P3">1.477</text:p>
          </table:table-cell>
          <table:table-cell table:style-name="Table2.A1" office:value-type="string">
            <text:p text:style-name="P3">1</text:p>
          </table:table-cell>
          <table:table-cell table:style-name="Table2.A1" office:value-type="string">
            <text:p text:style-name="P3">0.00 - <text:span text:style-name="T20">reject</text:span></text:p>
          </table:table-cell>
        </table:table-row>
        <table:table-row>
          <table:table-cell table:style-name="Table2.A1" office:value-type="string">
            <text:p text:style-name="P5">Edgeryders</text:p>
            <text:p text:style-name="P9"><draw:frame draw:style-name="fr1" draw:name="Object9" text:anchor-type="as-char" svg:y="-3.77mm" svg:width="13.88mm" svg:height="5.33mm" draw:z-index="9"><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3">2.250</text:p>
          </table:table-cell>
          <table:table-cell table:style-name="Table2.A1" office:value-type="string">
            <text:p text:style-name="P3">5</text:p>
          </table:table-cell>
          <table:table-cell table:style-name="Table2.A1" office:value-type="string">
            <text:p text:style-name="P3">0.45</text:p>
          </table:table-cell>
        </table:table-row>
        <table:table-row>
          <table:table-cell table:style-name="Table2.A1" office:value-type="string">
            <text:p text:style-name="P5">Matera2019 </text:p>
            <text:p text:style-name="P9"><draw:frame draw:style-name="fr1" draw:name="Object13" text:anchor-type="as-char" svg:y="-3.77mm" svg:width="9.9mm" svg:height="4.69mm" draw:z-index="10"><draw:object xlink:href="./Object 13" xlink:type="simple" xlink:show="embed" xlink:actuate="onLoad"/><draw:image xlink:href="./ObjectReplacements/Object 13" xlink:type="simple" xlink:show="embed" xlink:actuate="onLoad"/><svg:desc>formula</svg:desc></draw:frame></text:p>
          </table:table-cell>
          <table:table-cell table:style-name="Table2.A1" office:value-type="string">
            <text:p text:style-name="P3">1.506</text:p>
          </table:table-cell>
          <table:table-cell table:style-name="Table2.A1" office:value-type="string">
            <text:p text:style-name="P3">1</text:p>
          </table:table-cell>
          <table:table-cell table:style-name="Table2.A1" office:value-type="string">
            <text:p text:style-name="P3">0.00 - <text:span text:style-name="T20">reject</text:span></text:p>
          </table:table-cell>
        </table:table-row>
        <table:table-row>
          <table:table-cell table:style-name="Table2.A1" office:value-type="string">
            <text:p text:style-name="P5">Matera2019 </text:p>
            <text:p text:style-name="P9"><draw:frame draw:style-name="fr1" draw:name="Object10" text:anchor-type="as-char" svg:y="-3.77mm" svg:width="13.88mm" svg:height="5.33mm" draw:z-index="11"><draw:object xlink:href="./Object 14" xlink:type="simple" xlink:show="embed" xlink:actuate="onLoad"/><draw:image xlink:href="./ObjectReplacements/Object 14" xlink:type="simple" xlink:show="embed" xlink:actuate="onLoad"/><svg:desc>formula</svg:desc></draw:frame></text:p>
          </table:table-cell>
          <table:table-cell table:style-name="Table2.A1" office:value-type="string">
            <text:p text:style-name="P3">2.817</text:p>
          </table:table-cell>
          <table:table-cell table:style-name="Table2.A1" office:value-type="string">
            <text:p text:style-name="P3">6</text:p>
          </table:table-cell>
          <table:table-cell table:style-name="Table2.A1" office:value-type="string">
            <text:p text:style-name="P3">0.94</text:p>
          </table:table-cell>
        </table:table-row>
      </table:table>
      <text:p text:style-name="P44">Table <text:sequence text:ref-name="refTable1" text:name="Table" text:formula="ooow:Table+1" style:num-format="1">2</text:sequence>: Testing for goodness-of-fit of power functions to interaction networks of degree distributions in three online communities.</text:p>
      <text:p text:style-name="P16"/>
      <text:p text:style-name="P23"><text:span text:style-name="T30">As we consider the interval </text:span><text:span text:style-name="T30"><draw:frame draw:style-name="fr1" draw:name="Object14" text:anchor-type="as-char" svg:y="-3.77mm" svg:width="9.9mm" svg:height="4.69mm" draw:z-index="12"><draw:object xlink:href="./Object 15" xlink:type="simple" xlink:show="embed" xlink:actuate="onLoad"/><draw:image xlink:href="./ObjectReplacements/Object 15" xlink:type="simple" xlink:show="embed" xlink:actuate="onLoad"/><svg:desc>formula</svg:desc></draw:frame></text:span><text:span text:style-name="T30">, we find that t</text:span>he <text:span text:style-name="T31">in-</text:span>degree distribution of the Innovatori PA interaction network – the unmoderated one – is consistent with the expected behavior of an evolving network with preferential attachment; we cannot reject the null hypothesis that it was generated by a power law. The same is not true of the other two online communities – both with onboarding policies – for which the null hypothesis is strongly rejected. <text:s/></text:p>
      <text:p text:style-name="P24"><text:span text:style-name="T32">W</text:span>hen we consider only the tail of the degree distributions, i.e. degree distributions for <draw:frame draw:style-name="fr1" draw:name="Object15" text:anchor-type="as-char" svg:y="-3.77mm" svg:width="13.88mm" svg:height="5.33mm" draw:z-index="13"><draw:object xlink:href="./Object 16" xlink:type="simple" xlink:show="embed" xlink:actuate="onLoad"/><draw:image xlink:href="./ObjectReplacements/Object 16" xlink:type="simple" xlink:show="embed" xlink:actuate="onLoad"/><svg:desc>formula</svg:desc></draw:frame>, <text:span text:style-name="T32">on the other hand</text:span>, all three communities display a behavior that is consistent with that of evolving <text:soft-page-break/>networks with preferential attachment.</text:p>
      <text:p text:style-name="P25">This set of results is consistent with the objectives of the onboarding policy. These consist of helping newcomers to overcome the initial difficulties associated with finding your way around an online community that they don't know yet. A successfully onboarded new user will generally have some extra interaction with existing community members with respect to ones that are left to themselves; all things being equal, we can expect this to lead to extra edges appearing in the interaction network, and interfering with the <text:span text:style-name="T31">in-</text:span>degree distribution that would appear in the absence of <text:span text:style-name="T33">onboarding. This could explain the non-power law in-degree distribution of Edgeryders and Matera2019. On the other hand, it is reasonable to expect this interference to concern mostly low connectivity nodes: onboarding targets predominantly newcomers, and focuses on helping them through the first few successful interactions. Highly active (therefore highly connected) community members do not need to be onboarded. This could explain why, when we consider only the highly connected nodes in the distribution's upper tails, all three communities display similar behavior, regardless of onboarding policies. </text:span></text:p>
      <text:h text:style-name="P46" text:outline-level="2"><text:bookmark-start text:name="__RefHeading___Toc24353_308376349"/><text:span text:style-name="T11">3.2. </text:span>Experiment protocol<text:bookmark-end text:name="__RefHeading___Toc24353_308376349"/></text:h>
      <text:p text:style-name="P26">The difference observed between the two communities with onboarding policies and the one without might be caused not by the policy itself, but by some other unobserved variable. To explore the issue further, we generate and compare computer simulations of interaction networks in online communities that are identical except for the presence and effectiveness of onboarding policies. Communities are assumed to grow over time, with new participants joining them in sequence; at each point in time, new edges appear; <text:span text:style-name="T34">their probability of targeting an existing node grows linearly with that node's in-degree. Additionally, communities might have or not have onboarding policies. If they do have them, their effectiveness is summarized by a scalar </text:span><text:span text:style-name="T34"><draw:frame draw:style-name="fr1" draw:name="Object21" text:anchor-type="as-char" svg:y="-2.19mm" svg:width="4.46mm" svg:height="2.43mm" draw:z-index="14"><draw:object xlink:href="./Object 17" xlink:type="simple" xlink:show="embed" xlink:actuate="onLoad"/><draw:image xlink:href="./ObjectReplacements/Object 17" xlink:type="simple" xlink:show="embed" xlink:actuate="onLoad"/><svg:desc>formula</svg:desc></draw:frame></text:span><text:span text:style-name="T34">that varies from 0 to 1 and can be interpreted as the probability that the community manager's onboarding action will have the desired effects. We specify the precise meaning of both onboarding actions and their desired effects in the next section.</text:span></text:p>
      <text:p text:style-name="P28">We proceed as follows.</text:p>
      <text:p text:style-name="P31">First, we simulate the evolution of <text:span text:style-name="T35">t</text:span>he interaction network of a large number of online communities. Divide them into a control group (no onboarding policy) and a treatment group (presence of onboarding policy). Specifically, we s<text:span text:style-name="T36">imulate the evolution of </text:span>the interaction network of:</text:p>
      <text:list xml:id="list2522835259067329990" text:style-name="L10">
        <text:list-item>
          <text:p text:style-name="P27"><text:span text:style-name="T37">1</text:span>00 communities with no onboarding policy. These will constitute the control group of our simulated communities. </text:p>
        </text:list-item>
        <text:list-item>
          <text:p text:style-name="P27">100 communities with an onboarding policy characterized by<draw:frame draw:style-name="fr1" draw:name="Object22" text:anchor-type="as-char" svg:y="-3.77mm" svg:width="10.21mm" svg:height="4.69mm" draw:z-index="15"><draw:object xlink:href="./Object 18" xlink:type="simple" xlink:show="embed" xlink:actuate="onLoad"/><draw:image xlink:href="./ObjectReplacements/Object 18" xlink:type="simple" xlink:show="embed" xlink:actuate="onLoad"/><svg:desc>formula</svg:desc></draw:frame>(ineffective onboarding). </text:p>
        </text:list-item>
        <text:list-item>
          <text:p text:style-name="P27">100 communities with an onboarding policy characterized by<draw:frame draw:style-name="fr1" draw:name="Object23" text:anchor-type="as-char" svg:y="-3.77mm" svg:width="13.34mm" svg:height="4.69mm" draw:z-index="16"><draw:object xlink:href="./Object 19" xlink:type="simple" xlink:show="embed" xlink:actuate="onLoad"/><draw:image xlink:href="./ObjectReplacements/Object 19" xlink:type="simple" xlink:show="embed" xlink:actuate="onLoad"/><svg:desc>formula</svg:desc></draw:frame><text:span text:style-name="T38">.</text:span></text:p>
        </text:list-item>
        <text:list-item>
          <text:p text:style-name="P27">100 communities with an onboarding policy characterized by<draw:frame draw:style-name="fr1" draw:name="Object24" text:anchor-type="as-char" svg:y="-3.77mm" svg:width="13.49mm" svg:height="4.69mm" draw:z-index="17"><draw:object xlink:href="./Object 20" xlink:type="simple" xlink:show="embed" xlink:actuate="onLoad"/><draw:image xlink:href="./ObjectReplacements/Object 20" xlink:type="simple" xlink:show="embed" xlink:actuate="onLoad"/><svg:desc>formula</svg:desc></draw:frame>. </text:p>
        </text:list-item>
        <text:list-item>
          <text:p text:style-name="P27">100 communities with an onboarding policy characterized by<draw:frame draw:style-name="fr1" draw:name="Object25" text:anchor-type="as-char" svg:y="-3.77mm" svg:width="13.42mm" svg:height="4.69mm" draw:z-index="18"><draw:object xlink:href="./Object 21" xlink:type="simple" xlink:show="embed" xlink:actuate="onLoad"/><draw:image xlink:href="./ObjectReplacements/Object 21" xlink:type="simple" xlink:show="embed" xlink:actuate="onLoad"/><svg:desc>formula</svg:desc></draw:frame>. </text:p>
        </text:list-item>
        <text:list-item>
          <text:p text:style-name="P27">100 communities with an onboarding policy characterized by<draw:frame draw:style-name="fr1" draw:name="Object26" text:anchor-type="as-char" svg:y="-3.77mm" svg:width="13.41mm" svg:height="4.69mm" draw:z-index="19"><draw:object xlink:href="./Object 22" xlink:type="simple" xlink:show="embed" xlink:actuate="onLoad"/><draw:image xlink:href="./ObjectReplacements/Object 22" xlink:type="simple" xlink:show="embed" xlink:actuate="onLoad"/><svg:desc>formula</svg:desc></draw:frame>. </text:p>
        </text:list-item>
        <text:list-item>
          <text:p text:style-name="P27"><text:soft-page-break/>100 communities with an onboarding policy characterized by<draw:frame draw:style-name="fr1" draw:name="Object27" text:anchor-type="as-char" svg:y="-3.77mm" svg:width="10.11mm" svg:height="4.69mm" draw:z-index="20"><draw:object xlink:href="./Object 23" xlink:type="simple" xlink:show="embed" xlink:actuate="onLoad"/><draw:image xlink:href="./ObjectReplacements/Object 23" xlink:type="simple" xlink:show="embed" xlink:actuate="onLoad"/><svg:desc>formula</svg:desc></draw:frame>(fully effective onboarding). <text:span text:style-name="T37">All communities with some form of onboarding, even if ineffective, are included in the treatment group.</text:span></text:p>
        </text:list-item>
        <text:list-item>
          <text:p text:style-name="P29">For each of these networks, we compute the <text:span text:style-name="T39">in-</text:span>degree distribution.</text:p>
        </text:list-item>
      </text:list>
      <text:p text:style-name="P31">Next, we define the following hypotheses. </text:p>
      <text:list xml:id="list3032214504230070183" text:style-name="L11">
        <text:list-item>
          <text:p text:style-name="P32">Let C be the network of interaction in an online community. Denote the <text:span text:style-name="T39">in-</text:span>degree of nodes in the network by<draw:frame draw:style-name="fr1" draw:name="Object16" text:anchor-type="as-char" svg:y="-3.77mm" svg:width="4.25mm" svg:height="4.69mm" draw:z-index="21"><draw:object xlink:href="./Object 24" xlink:type="simple" xlink:show="embed" xlink:actuate="onLoad"/><draw:image xlink:href="./ObjectReplacements/Object 24" xlink:type="simple" xlink:show="embed" xlink:actuate="onLoad"/><svg:desc>formula</svg:desc></draw:frame>. <text:span text:style-name="T40">Let P be the best-fit power-law model for the in-degree distribution of C.</text:span></text:p>
        </text:list-item>
        <text:list-item>
          <text:p text:style-name="P32"><text:span text:style-name="T16">H</text:span><text:span text:style-name="T17">ypothesis </text:span><text:span text:style-name="T16">1. The</text:span><text:span text:style-name="T14"> </text:span><text:span text:style-name="T18">in-</text:span><text:span text:style-name="T14">degree distribution </text:span><text:span text:style-name="T16">of C</text:span><text:span text:style-name="T14"> is generated by </text:span><text:span text:style-name="T19">P</text:span><text:span text:style-name="T14"> </text:span><text:span text:style-name="T16">for any </text:span><text:span text:style-name="T16"><draw:frame draw:style-name="fr1" draw:name="Object17" text:anchor-type="as-char" svg:y="-3.77mm" svg:width="9.9mm" svg:height="4.69mm" draw:z-index="22"><draw:object xlink:href="./Object 25" xlink:type="simple" xlink:show="embed" xlink:actuate="onLoad"/><draw:image xlink:href="./ObjectReplacements/Object 25" xlink:type="simple" xlink:show="embed" xlink:actuate="onLoad"/><svg:desc>formula</svg:desc></draw:frame></text:span><text:span text:style-name="T41">.</text:span></text:p>
        </text:list-item>
        <text:list-item>
          <text:p text:style-name="P34">H<text:span text:style-name="T42">ypothesis </text:span>2. The <text:span text:style-name="T39">in-</text:span>degree distribution of C is generated by <text:span text:style-name="T40">P</text:span> for any <draw:frame draw:style-name="fr1" draw:name="Object18" text:anchor-type="as-char" svg:y="-3.77mm" svg:width="13.88mm" svg:height="5.33mm" draw:z-index="23"><draw:object xlink:href="./Object 26" xlink:type="simple" xlink:show="embed" xlink:actuate="onLoad"/><draw:image xlink:href="./ObjectReplacements/Object 26" xlink:type="simple" xlink:show="embed" xlink:actuate="onLoad"/><svg:desc>formula</svg:desc></draw:frame>, <text:span text:style-name="T24">where </text:span><text:span text:style-name="T24"><draw:frame draw:style-name="fr1" draw:name="Object19" text:anchor-type="as-char" svg:y="-3.77mm" svg:width="8.1mm" svg:height="5.31mm" draw:z-index="24"><draw:object xlink:href="./Object 27" xlink:type="simple" xlink:show="embed" xlink:actuate="onLoad"/><draw:image xlink:href="./ObjectReplacements/Object 27" xlink:type="simple" xlink:show="embed" xlink:actuate="onLoad"/><svg:desc>formula</svg:desc></draw:frame></text:span><text:span text:style-name="T24">is the in-degree that minimizes the Kolmogorov-Smirnov distance between the fitted function and the data over </text:span><text:span text:style-name="T24"><draw:frame draw:style-name="fr1" draw:name="Object20" text:anchor-type="as-char" svg:y="-3.77mm" svg:width="13.26mm" svg:height="5.33mm" draw:z-index="25"><draw:object xlink:href="./Object 28" xlink:type="simple" xlink:show="embed" xlink:actuate="onLoad"/><draw:image xlink:href="./ObjectReplacements/Object 28" xlink:type="simple" xlink:show="embed" xlink:actuate="onLoad"/><svg:desc>formula</svg:desc></draw:frame></text:span><text:span text:style-name="T24">.</text:span></text:p>
        </text:list-item>
      </text:list>
      <text:p text:style-name="P31">Finally, we test H<text:span text:style-name="T42">ypothesis 1</text:span> and 2 on each of the 1400 <text:span text:style-name="T39">in-</text:span>degree distributions generated. We do this using the goodness-of-fit tests proposed by Clauset et.al. [1<text:span text:style-name="T23">7</text:span>] and illustrated in detail in the Appendix.</text:p>
      <text:p text:style-name="P31"><office:annotation office:name="__Annotation__21410_638014936"><dc:creator>Alberto Cottica</dc:creator><dc:date>2015-05-19T09:36:16</dc:date><text:list text:style-name=""><text:list-item><text:p text:style-name="P48"><text:span text:style-name="T45">Go back to this in the discussion.</text:span></text:p></text:list-item></text:list></office:annotation>We expect to obtain the following:</text:p>
      <text:list xml:id="list2357023146940678802" text:style-name="L12">
        <text:list-item>
          <text:p text:style-name="P30">In the control group, both H<text:span text:style-name="T39">ypothesis </text:span>1 and H<text:span text:style-name="T39">ypothesis </text:span>2 are true. </text:p>
        </text:list-item>
        <text:list-item>
          <text:p text:style-name="P30">In the treatment group with fully effective onboarding H<text:span text:style-name="T39">ypothesis </text:span>1 is false and H<text:span text:style-name="T39">ypothesis 2</text:span> is true. </text:p>
        </text:list-item>
        <text:list-item>
          <text:p text:style-name="P35"><text:span text:style-name="T1">In the intermediate situations of partially ineffective onboarding, H</text:span><text:span text:style-name="T4">ypothesis 1</text:span><text:span text:style-name="T1"> can be true or false, according to the value of </text:span><text:span text:style-name="T1"><draw:frame draw:style-name="fr1" draw:name="Object28" text:anchor-type="as-char" svg:y="-2.19mm" svg:width="4.46mm" svg:height="2.43mm" draw:z-index="26"><draw:object xlink:href="./Object 29" xlink:type="simple" xlink:show="embed" xlink:actuate="onLoad"/><draw:image xlink:href="./ObjectReplacements/Object 29" xlink:type="simple" xlink:show="embed" xlink:actuate="onLoad"/><svg:desc>formula</svg:desc></draw:frame></text:span><text:span text:style-name="T1">. H</text:span><text:span text:style-name="T4">ypothesis 2</text:span><text:span text:style-name="T1"> is true.</text:span><office:annotation-end office:name="__Annotation__21410_638014936"/></text:p>
        </text:list-item>
      </text:list>
      <text:h text:style-name="P46" text:outline-level="2"><text:bookmark-start text:name="__RefHeading___Toc24355_308376349"/><text:span text:style-name="T11">3.3. </text:span>The simulation model<text:bookmark-end text:name="__RefHeading___Toc24355_308376349"/></text:h>
      <text:p text:style-name="P37">Our computer model simulates the <text:span text:style-name="T43">growth of an</text:span> interaction network in an online community with and without onboarding. <text:span text:style-name="T11"><text:s/></text:span></text:p>
      <text:h text:style-name="P43" text:outline-level="3"><text:bookmark-start text:name="__RefHeading___Toc64318_1020511040"/>Without onboarding<text:bookmark-end text:name="__RefHeading___Toc64318_1020511040"/></text:h>
      <text:p text:style-name="P39"><text:span text:style-name="T10">We use the model without onboarding to generate the networks in our control group. Its</text:span> growth mechanism for the network to grow is based on preferential attachment, <text:span text:style-name="T10">consistently with the Barabási-Albert tradition</text:span>. <text:span text:style-name="T10">We follow the more general formulation of Dorogovtsev and Mendes [16].</text:span></text:p>
      <text:list xml:id="list2855711048558835169" text:style-name="L13">
        <text:list-item>
          <text:p text:style-name="P36">A network is initialized, consisting of two <text:span text:style-name="T39">reciprocally </text:span>connected nodes</text:p>
        </text:list-item>
        <text:list-item>
          <text:p text:style-name="P36">At each <text:span text:style-name="T43">time step, one new node – representing a participant in the online community – appears in the network. </text:span></text:p>
        </text:list-item>
        <text:list-item>
          <text:p text:style-name="P38">At each time step, <text:span text:style-name="T26"><draw:frame draw:style-name="fr1" draw:name="Object108" text:anchor-type="as-char" svg:y="-3.77mm" svg:width="5.15mm" svg:height="4.67mm" draw:z-index="27"><draw:object xlink:href="./Object 30" xlink:type="simple" xlink:show="embed" xlink:actuate="onLoad"/><draw:image xlink:href="./ObjectReplacements/Object 30" xlink:type="simple" xlink:show="embed" xlink:actuate="onLoad"/><svg:desc>formula</svg:desc></draw:frame></text:span><text:span text:style-name="T1"> new edges – representing comments – appear in the network. </text:span><text:span text:style-name="T5">The source of each edge is drawn at random from the uniform distribution of the existing nodes</text:span><text:span text:style-name="T1"><text:note text:id="ftn4" text:note-class="footnote"><text:note-citation>2</text:note-citation><text:note-body><text:p text:style-name="P45">This represents a departure from [6], where edge sources are assumed to be unspecified. We need to specify edge sources in order to conform to the data model of the network analysis softwares we are using; this, however, does not have any analytical implications, as both [6] and we focus on the in-degree distribution.</text:p></text:note-body></text:note></text:span><text:span text:style-name="T1">. </text:span><text:soft-page-break/><text:span text:style-name="T5">I</text:span><text:span text:style-name="T1">ts target is </text:span><text:span text:style-name="T6">chosen according to the following rule: the probability that the new edge points to node </text:span><text:span text:style-name="T28">s</text:span><text:span text:style-name="T6"> is proportional to </text:span><text:span text:style-name="T6"><draw:frame draw:style-name="fr1" draw:name="Object29" text:anchor-type="as-char" svg:y="-3.86mm" svg:width="15.63mm" svg:height="5.08mm" draw:z-index="28"><draw:object xlink:href="./Object 31" xlink:type="simple" xlink:show="embed" xlink:actuate="onLoad"/><draw:image xlink:href="./ObjectReplacements/Object 31" xlink:type="simple" xlink:show="embed" xlink:actuate="onLoad"/><svg:desc>formula</svg:desc></draw:frame></text:span><text:span text:style-name="T6">where </text:span><text:span text:style-name="T6"><draw:frame draw:style-name="fr1" draw:name="Object30" text:anchor-type="as-char" svg:y="-3.77mm" svg:width="5.26mm" svg:height="4.69mm" draw:z-index="29"><draw:object xlink:href="./Object 32" xlink:type="simple" xlink:show="embed" xlink:actuate="onLoad"/><draw:image xlink:href="./ObjectReplacements/Object 32" xlink:type="simple" xlink:show="embed" xlink:actuate="onLoad"/><svg:desc>formula</svg:desc></draw:frame></text:span><text:span text:style-name="T6">is a parameter representing additional attractiveness of the node.</text:span></text:p>
        </text:list-item>
      </text:list>
      <text:h text:style-name="P43" text:outline-level="3"><text:bookmark-start text:name="__RefHeading___Toc64320_1020511040"/>With onboarding<text:bookmark-end text:name="__RefHeading___Toc64320_1020511040"/></text:h>
      <text:p text:style-name="P41">We use a variant of the above model that includes onboarding to generate the networks in our treatment group. The variant consists simply of the model without onboarding, to which further steps are added.</text:p>
      <text:list xml:id="list1726002890563293301" text:style-name="L14">
        <text:list-item>
          <text:p text:style-name="P40">At each timestep, one edge is directed towards the newcomer node. This is meant to represent the community manager's onboarding action described in section 1. </text:p>
        </text:list-item>
        <text:list-item>
          <text:p text:style-name="P40"><text:span text:style-name="T44">At each timestep, w</text:span>ith <text:span text:style-name="T44">probability </text:span><text:span text:style-name="T44"><draw:frame draw:style-name="fr1" draw:name="Object31" text:anchor-type="as-char" svg:y="-2.19mm" svg:width="5.73mm" svg:height="3.72mm" draw:z-index="30"><draw:object xlink:href="./Object 33" xlink:type="simple" xlink:show="embed" xlink:actuate="onLoad"/><draw:image xlink:href="./ObjectReplacements/Object 33" xlink:type="simple" xlink:show="embed" xlink:actuate="onLoad"/><svg:desc>formula</svg:desc></draw:frame></text:span><text:span text:style-name="T44">, one edge is added. Its source is the newcomer node; </text:span><text:span text:style-name="T7">its target is </text:span><text:span text:style-name="T1">chosen according to the following rule: the probability that the new edge points to node </text:span><text:span text:style-name="T26">s</text:span><text:span text:style-name="T1"> is proportional to </text:span><text:span text:style-name="T1"><draw:frame draw:style-name="fr1" draw:name="Object32" text:anchor-type="as-char" svg:y="-3.86mm" svg:width="15.63mm" svg:height="5.08mm" draw:z-index="31"><draw:object xlink:href="./Object 34" xlink:type="simple" xlink:show="embed" xlink:actuate="onLoad"/><draw:image xlink:href="./ObjectReplacements/Object 34" xlink:type="simple" xlink:show="embed" xlink:actuate="onLoad"/><svg:desc>formula</svg:desc></draw:frame></text:span><text:span text:style-name="T1">where </text:span><text:span text:style-name="T1"><draw:frame draw:style-name="fr1" draw:name="Object33" text:anchor-type="as-char" svg:y="-3.77mm" svg:width="5.26mm" svg:height="4.69mm" draw:z-index="32"><draw:object xlink:href="./Object 35" xlink:type="simple" xlink:show="embed" xlink:actuate="onLoad"/><draw:image xlink:href="./ObjectReplacements/Object 35" xlink:type="simple" xlink:show="embed" xlink:actuate="onLoad"/><svg:desc>formula</svg:desc></draw:frame></text:span><text:span text:style-name="T1">is a parameter representing additional attractiveness of the node. </text:span><text:span text:style-name="T7">This is meant to represent the newcomer's reaction to the community manager's onboarding activity; as a result of the latter, the newcomer becomes active and reaches out to someone in the community, as advised by the community manager. We assume that community managers will normally incline to point newcomers to existing users who are reputed to be interesting conversationalists, and that the characteristic of being interesting conversationalists is correlated with node in-degree. </text:span></text:p>
        </text:list-item>
        <text:list-item>
          <text:p text:style-name="P42"><text:span text:style-name="T1">At each timestep, with probability </text:span><text:span text:style-name="T1"><draw:frame draw:style-name="fr1" draw:name="Object34" text:anchor-type="as-char" svg:y="-2.19mm" svg:width="5.73mm" svg:height="3.72mm" draw:z-index="33"><draw:object xlink:href="./Object 36" xlink:type="simple" xlink:show="embed" xlink:actuate="onLoad"/><draw:image xlink:href="./ObjectReplacements/Object 36" xlink:type="simple" xlink:show="embed" xlink:actuate="onLoad"/><svg:desc>formula</svg:desc></draw:frame></text:span><text:span text:style-name="T1">one edge is added. </text:span><text:span text:style-name="T8">Its</text:span><text:span text:style-name="T9"> source </text:span><text:span text:style-name="T5">is drawn at random from the uniform distribution of the existing nodes</text:span><text:span text:style-name="T9">; </text:span><text:span text:style-name="T2">its target is the newcomer node. This represents a successful onboarding outcome: the new participant, by becoming active, has attracted the attention of some existing participant, who has engaged with her. The new participant, no longer isolated, is now in conversation.</text:span></text:p>
        </text:list-item>
      </text:list>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Table" style:family="paragraph" style:parent-style-name="Caption" style:class="extra">
      <style:text-properties fo:font-size="11pt" fo:font-style="normal" fo:font-weight="25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6-14T22:24:57.905726000</meta:creation-date>
    <dc:date>2015-06-14T22:25:34.236390000</dc:date>
    <dc:creator>Alberto Cottica</dc:creator>
    <meta:editing-duration>PT36S</meta:editing-duration>
    <meta:editing-cycles>1</meta:editing-cycles>
    <meta:document-statistic meta:table-count="2" meta:image-count="0" meta:object-count="34" meta:page-count="6" meta:paragraph-count="136" meta:word-count="2089" meta:character-count="12998" meta:non-whitespace-character-count="11027"/>
    <meta:generator>LibreOffice/4.4.3.2$MacOSX_X86_64 LibreOffice_project/88805f81e9fe61362df02b9941de8e38a9b5fd16</meta:generator>
  </office:meta>
</office:document-meta>
</file>

<file path=Object 10/content.xml><?xml version="1.0" encoding="utf-8"?>
<math xmlns="http://www.w3.org/1998/Math/MathML" display="block">
  <semantics>
    <mrow>
      <mi>k</mi>
      <mo stretchy="false">≥</mo>
      <msub>
        <mi>k</mi>
        <mi mathvariant="italic">min</mi>
      </msub>
    </mrow>
    <annotation encoding="StarMath 5.0">k &gt;= k_{min}
</annotation>
  </semantics>
</math>
</file>

<file path=Object 11/content.xml><?xml version="1.0" encoding="utf-8"?>
<math xmlns="http://www.w3.org/1998/Math/MathML" display="block">
  <semantics>
    <mrow>
      <mi>k</mi>
      <mo stretchy="false">≥</mo>
      <mn>1</mn>
    </mrow>
    <annotation encoding="StarMath 5.0">k &gt;= 1
</annotation>
  </semantics>
</math>
</file>

<file path=Object 12/content.xml><?xml version="1.0" encoding="utf-8"?>
<math xmlns="http://www.w3.org/1998/Math/MathML" display="block">
  <semantics>
    <mrow>
      <mi>k</mi>
      <mo stretchy="false">≥</mo>
      <msub>
        <mi>k</mi>
        <mi mathvariant="italic">min</mi>
      </msub>
    </mrow>
    <annotation encoding="StarMath 5.0">k &gt;= k_{min}
</annotation>
  </semantics>
</math>
</file>

<file path=Object 13/content.xml><?xml version="1.0" encoding="utf-8"?>
<math xmlns="http://www.w3.org/1998/Math/MathML" display="block">
  <semantics>
    <mrow>
      <mi>k</mi>
      <mo stretchy="false">≥</mo>
      <mn>1</mn>
    </mrow>
    <annotation encoding="StarMath 5.0">k &gt;= 1
</annotation>
  </semantics>
</math>
</file>

<file path=Object 14/content.xml><?xml version="1.0" encoding="utf-8"?>
<math xmlns="http://www.w3.org/1998/Math/MathML" display="block">
  <semantics>
    <mrow>
      <mi>k</mi>
      <mo stretchy="false">≥</mo>
      <msub>
        <mi>k</mi>
        <mi mathvariant="italic">min</mi>
      </msub>
    </mrow>
    <annotation encoding="StarMath 5.0">k &gt;= k_{min}
</annotation>
  </semantics>
</math>
</file>

<file path=Object 15/content.xml><?xml version="1.0" encoding="utf-8"?>
<math xmlns="http://www.w3.org/1998/Math/MathML" display="block">
  <semantics>
    <mrow>
      <mi>k</mi>
      <mo stretchy="false">≥</mo>
      <mn>1</mn>
    </mrow>
    <annotation encoding="StarMath 5.0">k &gt;= 1
</annotation>
  </semantics>
</math>
</file>

<file path=Object 16/content.xml><?xml version="1.0" encoding="utf-8"?>
<math xmlns="http://www.w3.org/1998/Math/MathML" display="block">
  <semantics>
    <mrow>
      <mi>k</mi>
      <mo stretchy="false">≥</mo>
      <msub>
        <mi>k</mi>
        <mi mathvariant="italic">min</mi>
      </msub>
    </mrow>
    <annotation encoding="StarMath 5.0">k &gt;= k_{min}
</annotation>
  </semantics>
</math>
</file>

<file path=Object 17/content.xml><?xml version="1.0" encoding="utf-8"?>
<math xmlns="http://www.w3.org/1998/Math/MathML" display="block">
  <semantics>
    <mi mathvariant="normal">ν</mi>
    <annotation encoding="StarMath 5.0">%nu </annotation>
  </semantics>
</math>
</file>

<file path=Object 18/content.xml><?xml version="1.0" encoding="utf-8"?>
<math xmlns="http://www.w3.org/1998/Math/MathML" display="block">
  <semantics>
    <mrow>
      <mi mathvariant="normal">ν</mi>
      <mo stretchy="false">=</mo>
      <mn>0</mn>
    </mrow>
    <annotation encoding="StarMath 5.0">%nu
 = 0</annotation>
  </semantics>
</math>
</file>

<file path=Object 19/content.xml><?xml version="1.0" encoding="utf-8"?>
<math xmlns="http://www.w3.org/1998/Math/MathML" display="block">
  <semantics>
    <mrow>
      <mi mathvariant="normal">ν</mi>
      <mo stretchy="false">=</mo>
      <mn>0.2</mn>
    </mrow>
    <annotation encoding="StarMath 5.0">%nu = 0.2</annotation>
  </semantics>
</math>
</file>

<file path=Object 20/content.xml><?xml version="1.0" encoding="utf-8"?>
<math xmlns="http://www.w3.org/1998/Math/MathML" display="block">
  <semantics>
    <mrow>
      <mi mathvariant="normal">ν</mi>
      <mo stretchy="false">=</mo>
      <mn>0.4</mn>
    </mrow>
    <annotation encoding="StarMath 5.0">%nu = 0.4</annotation>
  </semantics>
</math>
</file>

<file path=Object 21/content.xml><?xml version="1.0" encoding="utf-8"?>
<math xmlns="http://www.w3.org/1998/Math/MathML" display="block">
  <semantics>
    <mrow>
      <mi mathvariant="normal">ν</mi>
      <mo stretchy="false">=</mo>
      <mn>0.6</mn>
    </mrow>
    <annotation encoding="StarMath 5.0">%nu = 0.6</annotation>
  </semantics>
</math>
</file>

<file path=Object 22/content.xml><?xml version="1.0" encoding="utf-8"?>
<math xmlns="http://www.w3.org/1998/Math/MathML" display="block">
  <semantics>
    <mrow>
      <mi mathvariant="normal">ν</mi>
      <mo stretchy="false">=</mo>
      <mn>0.8</mn>
    </mrow>
    <annotation encoding="StarMath 5.0">%nu = 0.8</annotation>
  </semantics>
</math>
</file>

<file path=Object 23/content.xml><?xml version="1.0" encoding="utf-8"?>
<math xmlns="http://www.w3.org/1998/Math/MathML" display="block">
  <semantics>
    <mrow>
      <mi mathvariant="normal">ν</mi>
      <mo stretchy="false">=</mo>
      <mn>1</mn>
    </mrow>
    <annotation encoding="StarMath 5.0">%nu = 1</annotation>
  </semantics>
</math>
</file>

<file path=Object 24/content.xml><?xml version="1.0" encoding="utf-8"?>
<math xmlns="http://www.w3.org/1998/Math/MathML" display="block">
  <semantics>
    <mi>k</mi>
    <annotation encoding="StarMath 5.0">k</annotation>
  </semantics>
</math>
</file>

<file path=Object 25/content.xml><?xml version="1.0" encoding="utf-8"?>
<math xmlns="http://www.w3.org/1998/Math/MathML" display="block">
  <semantics>
    <mrow>
      <mi>k</mi>
      <mo stretchy="false">≥</mo>
      <mn>1</mn>
    </mrow>
    <annotation encoding="StarMath 5.0">k &gt;= 1</annotation>
  </semantics>
</math>
</file>

<file path=Object 26/content.xml><?xml version="1.0" encoding="utf-8"?>
<math xmlns="http://www.w3.org/1998/Math/MathML" display="block">
  <semantics>
    <mrow>
      <mi>k</mi>
      <mo stretchy="false">≥</mo>
      <msub>
        <mi>k</mi>
        <mi mathvariant="italic">min</mi>
      </msub>
    </mrow>
    <annotation encoding="StarMath 5.0">k &gt;= k_{min}</annotation>
  </semantics>
</math>
</file>

<file path=Object 27/content.xml><?xml version="1.0" encoding="utf-8"?>
<math xmlns="http://www.w3.org/1998/Math/MathML" display="block">
  <semantics>
    <msub>
      <mi>k</mi>
      <mi mathvariant="italic">min</mi>
    </msub>
    <annotation encoding="StarMath 5.0">k_{min}</annotation>
  </semantics>
</math>
</file>

<file path=Object 28/content.xml><?xml version="1.0" encoding="utf-8"?>
<math xmlns="http://www.w3.org/1998/Math/MathML" display="block">
  <semantics>
    <mrow>
      <mi>k</mi>
      <mo stretchy="false">&gt;</mo>
      <msub>
        <mi>k</mi>
        <mi mathvariant="italic">min</mi>
      </msub>
    </mrow>
    <annotation encoding="StarMath 5.0">k &gt; k_{min}
</annotation>
  </semantics>
</math>
</file>

<file path=Object 29/content.xml><?xml version="1.0" encoding="utf-8"?>
<math xmlns="http://www.w3.org/1998/Math/MathML" display="block">
  <semantics>
    <mi mathvariant="normal">ν</mi>
    <annotation encoding="StarMath 5.0">%nu</annotation>
  </semantics>
</math>
</file>

<file path=Object 3/content.xml><?xml version="1.0" encoding="utf-8"?>
<math xmlns="http://www.w3.org/1998/Math/MathML" display="block">
  <semantics>
    <msub>
      <mi>k</mi>
      <mi mathvariant="italic">min</mi>
    </msub>
    <annotation encoding="StarMath 5.0">k_{min}</annotation>
  </semantics>
</math>
</file>

<file path=Object 30/content.xml><?xml version="1.0" encoding="utf-8"?>
<math xmlns="http://www.w3.org/1998/Math/MathML" display="block">
  <semantics>
    <mi>m</mi>
    <annotation encoding="StarMath 5.0">m</annotation>
  </semantics>
</math>
</file>

<file path=Object 31/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2/content.xml><?xml version="1.0" encoding="utf-8"?>
<math xmlns="http://www.w3.org/1998/Math/MathML" display="block">
  <semantics>
    <mi>A</mi>
    <annotation encoding="StarMath 5.0">A</annotation>
  </semantics>
</math>
</file>

<file path=Object 33/content.xml><?xml version="1.0" encoding="utf-8"?>
<math xmlns="http://www.w3.org/1998/Math/MathML" display="block">
  <semantics>
    <msub>
      <mi mathvariant="normal">ν</mi>
      <mn>1</mn>
    </msub>
    <annotation encoding="StarMath 5.0">%nu_{1}</annotation>
  </semantics>
</math>
</file>

<file path=Object 34/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sub>
      <mi mathvariant="normal">ν</mi>
      <mn>2</mn>
    </msub>
    <annotation encoding="StarMath 5.0">%nu_{2}</annotation>
  </semantics>
</math>
</file>

<file path=Object 4/content.xml><?xml version="1.0" encoding="utf-8"?>
<math xmlns="http://www.w3.org/1998/Math/MathML" display="block">
  <semantics>
    <msub>
      <mi>k</mi>
      <mi mathvariant="italic">min</mi>
    </msub>
    <annotation encoding="StarMath 5.0">k_{min}</annotation>
  </semantics>
</math>
</file>

<file path=Object 5/content.xml><?xml version="1.0" encoding="utf-8"?>
<math xmlns="http://www.w3.org/1998/Math/MathML" display="block">
  <semantics>
    <mrow>
      <mi>k</mi>
      <mo stretchy="false">≥</mo>
      <msub>
        <mi>k</mi>
        <mi mathvariant="italic">min</mi>
      </msub>
    </mrow>
    <annotation encoding="StarMath 5.0">k &gt;= k_{min}
</annotation>
  </semantics>
</math>
</file>

<file path=Object 6/content.xml><?xml version="1.0" encoding="utf-8"?>
<math xmlns="http://www.w3.org/1998/Math/MathML" display="block">
  <semantics>
    <mi mathvariant="normal">α</mi>
    <annotation encoding="StarMath 5.0">%alpha </annotation>
  </semantics>
</math>
</file>

<file path=Object 7/content.xml><?xml version="1.0" encoding="utf-8"?>
<math xmlns="http://www.w3.org/1998/Math/MathML" display="block">
  <semantics>
    <mi mathvariant="normal">α</mi>
    <annotation encoding="StarMath 5.0">%alpha </annotation>
  </semantics>
</math>
</file>

<file path=Object 8/content.xml><?xml version="1.0" encoding="utf-8"?>
<math xmlns="http://www.w3.org/1998/Math/MathML" display="block">
  <semantics>
    <msub>
      <mi>k</mi>
      <mi mathvariant="italic">min</mi>
    </msub>
    <annotation encoding="StarMath 5.0">k_{min}</annotation>
  </semantics>
</math>
</file>

<file path=Object 9/content.xml><?xml version="1.0" encoding="utf-8"?>
<math xmlns="http://www.w3.org/1998/Math/MathML" display="block">
  <semantics>
    <mrow>
      <mi>k</mi>
      <mo stretchy="false">≥</mo>
      <mn>1</mn>
    </mrow>
    <annotation encoding="StarMath 5.0">k &gt;= 1
</annotation>
  </semantics>
</math>
</file>